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1000001D30C6B8DC681438491.png" manifest:media-type="image/png"/>
  <manifest:file-entry manifest:full-path="Pictures/10000000000002E1000001C3D4E5FBE4958223F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.132cm" svg:y="0.148cm" svg:width="10.728cm" svg:height="6.378cm" draw:z-index="0"><draw:image xlink:href="Pictures/1000000000000311000001D30C6B8DC68143849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char" svg:x="0.235cm" svg:y="0cm" svg:width="12.993cm" svg:height="7.952cm" draw:z-index="1"><draw:image xlink:href="Pictures/10000000000002E1000001C3D4E5FBE4958223F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1T11:37:17.051000000</meta:creation-date>
    <dc:date>2021-03-11T21:43:08.216000000</dc:date>
    <meta:editing-duration>PT4H8M31S</meta:editing-duration>
    <meta:editing-cycles>2</meta:editing-cycles>
    <meta:generator>LibreOffice/7.1.1.2$Windows_X86_64 LibreOffice_project/fe0b08f4af1bacafe4c7ecc87ce55bb426164676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